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2.2in"/>
    </style:style>
    <style:style style:name="co7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value-type" style:repeat-content="false"/>
      <style:paragraph-properties fo:margin-left="0in"/>
    </style:style>
    <style:style style:name="ce28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lassifi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11"/>
        <table:table-column table:style-name="co3" table:default-cell-style-name="ce15"/>
        <table:table-column table:style-name="co4" table:default-cell-style-name="ce11"/>
        <table:table-column table:style-name="co1" table:default-cell-style-name="ce11"/>
        <table:table-column table:style-name="co5" table:number-columns-repeated="3" table:default-cell-style-name="ce11"/>
        <table:table-column table:style-name="co1" table:default-cell-style-name="ce11"/>
        <table:table-column table:style-name="co6" table:default-cell-style-name="ce19"/>
        <table:table-column table:style-name="co7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9"/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9" office:value-type="string">
            <text:p>Display images (Worst OOB.FP, OOB.FN, new.sample) with highlights in classifier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Fix caret:::nominalTrainworkflow for allowParalle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9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9" office:value-type="string">
            <text:p>Train vs. test error line plot by nob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42]" office:value-type="float" office:value="3575.24353">
            <text:p>3,575</text:p>
          </table:table-cell>
          <table:table-cell table:style-name="ce2" table:formula="of:=[.L42]" office:value-type="float" office:value="13515.6774">
            <text:p>13,516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2" office:value-type="string">
            <text:p>glb_fin_mdl</text:p>
          </table:table-cell>
          <table:table-cell table:style-name="ce16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2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2" office:value-type="string">
            <text:p>glb_category_var</text:p>
          </table:table-cell>
          <table:table-cell table:style-name="ce12" office:value-type="string">
            <text:p>err.abs.OOB.sum</text:p>
          </table:table-cell>
          <table:table-cell table:style-name="ce12" office:value-type="string">
            <text:p>err.abs.trn.sum</text:p>
          </table:table-cell>
          <table:table-cell table:style-name="ce12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2"/>
          <table:table-cell table:style-name="ce7" table:number-columns-repeated="3"/>
          <table:table-cell table:style-name="ce12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2">
          <table:table-cell table:number-columns-repeated="3"/>
          <table:table-cell office:value-type="string">
            <text:p>Faces_patch_clssf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table:style-name="ce2" office:value-type="string">
            <text:p>(0.5,0.7]</text:p>
          </table:table-cell>
          <table:table-cell office:value-type="float" office:value="1216.96547">
            <text:p>1,216.97</text:p>
          </table:table-cell>
          <table:table-cell office:value-type="float" office:value="5926.5755">
            <text:p>5,926.58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6028">
            <text:p>46,028.0000</text:p>
          </table:table-cell>
          <table:table-cell table:style-name="ce18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2">
          <table:table-cell/>
          <table:table-cell table:style-name="ce4" table:formula="of:=[.K42]/[.B15]" office:value-type="percentage" office:value="1">
            <text:p>100.00%</text:p>
          </table:table-cell>
          <table:table-cell table:style-name="ce4" table:formula="of:=[.L42]/[.C15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3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3" office:value-type="float" office:value="100">
            <text:p>100.00</text:p>
          </table:table-cell>
          <table:table-cell/>
          <table:table-cell table:style-name="ce2" office:value-type="string">
            <text:p>(0.7,1]</text:p>
          </table:table-cell>
          <table:table-cell office:value-type="float" office:value="395.25569">
            <text:p>395.26</text:p>
          </table:table-cell>
          <table:table-cell office:value-type="float" office:value="2945.5025">
            <text:p>2,945.50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 office:value-type="string">
            <text:p>(0,0.5]</text:p>
          </table:table-cell>
          <table:table-cell office:value-type="float" office:value="1868.78204">
            <text:p>1,868.78</text:p>
          </table:table-cell>
          <table:table-cell office:value-type="float" office:value="4458.5228">
            <text:p>4,458.52</text:p>
          </table:table-cell>
          <table:table-cell/>
          <table:table-cell office:value-type="string">
            <text:p>OOBobs errors</text:p>
          </table:table-cell>
          <table:table-cell table:style-name="ce23" table:formula="of:=SUM([.O19:.O20])" office:value-type="float" office:value="46028">
            <text:p>46,028.0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 office:value-type="string">
            <text:p>(-1,0]</text:p>
          </table:table-cell>
          <table:table-cell office:value-type="float" office:value="94.24033">
            <text:p>94.24</text:p>
          </table:table-cell>
          <table:table-cell office:value-type="float" office:value="185.0766">
            <text:p>185.08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4935219">
            <text:p>0.4935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table:style-name="ce6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table:style-name="ce6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8822">
            <text:p>0.0367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4588">
            <text:p>0.9588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5675">
            <text:p>0.9601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5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19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/>
          <table:table-cell table:number-columns-repeated="4"/>
          <table:table-cell table:style-name="ce1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/>
          <table:table-cell table:number-columns-repeated="3"/>
          <table:table-cell table:style-name="ce21" office:value-type="string">
            <text:p><text:span text:style-name="T1">fit.models.0</text:span><text:span text:style-name="T2">(Console)</text:span></text:p>
          </table:table-cell>
          <table:table-cell table:style-name="ce6" office:value-type="float" office:value="331.11">
            <text:p>331.11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/>
          <table:table-cell table:number-columns-repeated="3"/>
          <table:table-cell table:style-name="ce6" office:value-type="string">
            <text:p>fit.models_0_Max.cor.Y.rcv.*X*</text:p>
          </table:table-cell>
          <table:table-cell table:style-name="ce6" office:value-type="float" office:value="168.495">
            <text:p>168.5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/>
          <table:table-cell table:number-columns-repeated="7"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110">
            <text:p>110</text:p>
          </table:table-cell>
          <table:table-cell table:style-name="ce18" office:value-type="string">
            <text:p>N/A</text:p>
          </table:table-cell>
          <table:table-cell/>
          <table:table-cell table:style-name="ce24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4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5]/[.B$15]" office:value-type="percentage" office:value="1">
            <text:p>100.00%</text:p>
          </table:table-cell>
          <table:table-cell table:style-name="ce4" table:formula="of:=[.C$15]/[.C$15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4"/>
          <table:table-cell table:number-columns-repeated="3"/>
          <table:table-cell table:style-name="ce16" office:value-type="string">
            <text:p>Total</text:p>
          </table:table-cell>
          <table:table-cell table:style-name="ce17" table:formula="of:=SUM([.K19:.K41])" office:value-type="float" office:value="3575.24353">
            <text:p>3,575.24</text:p>
          </table:table-cell>
          <table:table-cell table:style-name="ce17" table:formula="of:=SUM([.L19:.L41])" office:value-type="float" office:value="13515.6774">
            <text:p>13,515.68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1048532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038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1">
            <text:p>1</text:p>
          </table:table-cell>
          <table:table-cell office:value-type="float" office:value="1685.02074">
            <text:p>1685.02</text:p>
          </table:table-cell>
          <table:table-cell office:value-type="float" office:value="5817.5716">
            <text:p>5817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9">
            <text:p>9</text:p>
          </table:table-cell>
          <table:table-cell office:value-type="float" office:value="195.59648">
            <text:p>195.6</text:p>
          </table:table-cell>
          <table:table-cell office:value-type="float" office:value="715.2853">
            <text:p>715.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086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-1,-0.2]</text:p>
          </table:table-cell>
          <table:table-cell office:value-type="float" office:value="1042.484">
            <text:p>1042.4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0.2,0]</text:p>
          </table:table-cell>
          <table:table-cell office:value-type="float" office:value="1867.507">
            <text:p>1867.5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3]</text:p>
          </table:table-cell>
          <table:table-cell office:value-type="float" office:value="2863.183">
            <text:p>2863.1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3,1]</text:p>
          </table:table-cell>
          <table:table-cell office:value-type="float" office:value="1361.269">
            <text:p>1361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5926.5755">
            <text:p>5926.5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2945.5025">
            <text:p>2945.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4458.5228">
            <text:p>4458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85.0766">
            <text:p>185.0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</table:table>
      <table:table table:name="patc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11"/>
        <table:table-column table:style-name="co3" table:default-cell-style-name="ce15"/>
        <table:table-column table:style-name="co4" table:default-cell-style-name="ce11"/>
        <table:table-column table:style-name="co1" table:default-cell-style-name="ce11"/>
        <table:table-column table:style-name="co5" table:number-columns-repeated="3" table:default-cell-style-name="ce11"/>
        <table:table-column table:style-name="co1" table:default-cell-style-name="ce11"/>
        <table:table-column table:style-name="co3" table:default-cell-style-name="ce19"/>
        <table:table-column table:style-name="co7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2">
          <table:table-cell table:number-columns-repeated="3"/>
          <table:table-cell table:style-name="ce5" office:value-type="string">
            <text:p>Faces_patch_mean</text:p>
          </table:table-cell>
          <table:table-cell table:style-name="Default" office:value-type="string">
            <text:p>Store reversed images in glbFeatsImage[[featImage]]$imgMtrx ??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rain#3505, Train#6939); (Test#0912, Test#1526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Location for left_eye_center wrong for Train#1908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Image distance metrics in addition to patch.cor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New Images → output patches for entire image vs. patches around mean across all Trn imag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filters (e.g. sharpening)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9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51]" office:value-type="float" office:value="4361.39876">
            <text:p>4,361</text:p>
          </table:table-cell>
          <table:table-cell table:style-name="ce2" table:formula="of:=[.L51]" office:value-type="float" office:value="14801.7578">
            <text:p>14,802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2" office:value-type="string">
            <text:p>glb_fin_mdl</text:p>
          </table:table-cell>
          <table:table-cell table:style-name="ce16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2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2" office:value-type="string">
            <text:p>glb_category_var</text:p>
          </table:table-cell>
          <table:table-cell table:style-name="ce12" office:value-type="string">
            <text:p>err.abs.OOB.sum</text:p>
          </table:table-cell>
          <table:table-cell table:style-name="ce12" office:value-type="string">
            <text:p>err.abs.trn.sum</text:p>
          </table:table-cell>
          <table:table-cell table:style-name="ce12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2"/>
          <table:table-cell table:style-name="ce7" table:number-columns-repeated="3"/>
          <table:table-cell table:style-name="ce12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2">
          <table:table-cell table:number-columns-repeated="3"/>
          <table:table-cell office:value-type="string">
            <text:p>Faces_patch_mean</text:p>
          </table:table-cell>
          <table:table-cell table:number-columns-repeated="2"/>
          <table:table-cell table:style-name="ce10"/>
          <table:table-cell table:number-columns-repeated="2"/>
          <table:table-cell table:style-name="ce2"/>
          <table:table-cell table:number-columns-repeated="3"/>
          <table:table-cell office:value-type="string">
            <text:p>min.RMSE.OOB:glb_sel_mdl</text:p>
          </table:table-cell>
          <table:table-cell/>
          <table:table-cell table:style-name="ce18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2">
          <table:table-cell/>
          <table:table-cell table:style-name="ce4" table:formula="of:=[.K35]/[.B18]" office:value-type="percentage" office:value="0">
            <text:p>0.00%</text:p>
          </table:table-cell>
          <table:table-cell table:style-name="ce4" table:formula="of:=[.L35]/[.C18]" office:value-type="percentage" office:value="0">
            <text:p>0.00%</text:p>
          </table:table-cell>
          <table:table-cell office:value-type="string">
            <text:p>setup Faces_patch_clssfr</text:p>
          </table:table-cell>
          <table:table-cell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min.RMSE.fit:glb_fin_mdl</text:p>
          </table:table-cell>
          <table:table-cell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office:value-type="string">
            <text:p>For left_eye_center: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R.sq.OOB:glb_sel_mdl</text:p>
          </table:table-cell>
          <table:table-cell table:style-name="ce28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office:value-type="string">
            <text:p>PatchSize = 10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Adj.R.sq.fit:glb_fin_mdl</text:p>
          </table:table-cell>
          <table:table-cell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1" office:value-type="string">
            <text:p>StepSize = 2</text:p>
          </table:table-cell>
          <table:table-cell table:number-columns-repeated="5"/>
          <table:table-cell table:style-name="ce2"/>
          <table:table-cell table:number-columns-repeated="4"/>
          <table:table-cell table:style-name="ce11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style-name="ce27" office:value-type="string">
            <text:p>Trn → patches around detected object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19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office:value-type="string">
            <text:p>New → pacthes around mean(Trn)</text:p>
          </table:table-cell>
          <table:table-cell table:number-columns-repeated="5"/>
          <table:table-cell table:style-name="ce2"/>
          <table:table-cell table:number-columns-repeated="4"/>
          <table:table-cell table:style-name="ce1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 office:value-type="string">
            <text:p>Compute patch.cor</text:p>
          </table:table-cell>
          <table:table-cell table:number-columns-repeated="5"/>
          <table:table-cell table:style-name="ce2"/>
          <table:table-cell table:number-columns-repeated="3"/>
          <table:table-cell table:style-name="ce21" office:value-type="string">
            <text:p><text:span text:style-name="T1">extract.features.image</text:span><text:span text:style-name="T2">(Console)</text:span></text:p>
          </table:table-cell>
          <table:table-cell table:style-name="ce6" office:value-type="float" office:value="698.021">
            <text:p>698.02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 office:value-type="string">
            <text:p>All other detections default to mean in trn</text:p>
          </table:table-cell>
          <table:table-cell table:number-columns-repeated="5"/>
          <table:table-cell table:style-name="ce2"/>
          <table:table-cell table:number-columns-repeated="3"/>
          <table:table-cell table:style-name="ce6" office:value-type="string">
            <text:p>extract.features.image.Image.bgn</text:p>
          </table:table-cell>
          <table:table-cell table:style-name="ce6" office:value-type="float" office:value="149.561">
            <text:p>149.56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/>
          <table:table-cell table:number-columns-repeated="7"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107">
            <text:p>107</text:p>
          </table:table-cell>
          <table:table-cell table:style-name="ce18" office:value-type="string">
            <text:p>N/A</text:p>
          </table:table-cell>
          <table:table-cell/>
          <table:table-cell table:style-name="ce24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4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8]/[.B$18]" office:value-type="percentage" office:value="1">
            <text:p>100.00%</text:p>
          </table:table-cell>
          <table:table-cell table:style-name="ce4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4"/>
          <table:table-cell table:number-columns-repeated="3"/>
          <table:table-cell table:style-name="ce16" office:value-type="string">
            <text:p>Total</text:p>
          </table:table-cell>
          <table:table-cell table:style-name="ce17" table:formula="of:=SUM([.K22:.K34])" office:value-type="float" office:value="0">
            <text:p>0.00</text:p>
          </table:table-cell>
          <table:table-cell table:style-name="ce17" table:formula="of:=SUM([.L22:.L34])" office:value-type="float" office:value="0">
            <text:p>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2"/>
          <table:table-cell table:style-name="ce7" table:number-columns-repeated="3"/>
          <table:table-cell table:style-name="ce12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tmplt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/>
          <table:table-cell office:value-type="string">
            <text:p>min.RMSE.OOB:glb_sel_mdl</text:p>
          </table:table-cell>
          <table:table-cell office:value-type="float" office:value="3.843935">
            <text:p>3.8439</text:p>
          </table:table-cell>
          <table:table-cell table:style-name="ce18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51]/[.B18]" office:value-type="percentage" office:value="1">
            <text:p>100.00%</text:p>
          </table:table-cell>
          <table:table-cell table:style-name="ce4" table:formula="of:=[.L51]/[.C18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3" office:value-type="float" office:value="100">
            <text:p>100.00</text:p>
          </table:table-cell>
          <table:table-cell table:style-name="ce10" office:value-type="string">
            <text:p>.pos</text:p>
          </table:table-cell>
          <table:table-cell table:style-name="ce13" office:value-type="float" office:value="100">
            <text:p>100.00</text:p>
          </table:table-cell>
          <table:table-cell/>
          <table:table-cell table:style-name="ce2"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/>
          <table:table-cell office:value-type="string">
            <text:p>min.RMSE.fit:glb_fin_mdl</text:p>
          </table:table-cell>
          <table:table-cell office:value-type="float" office:value="3.441975">
            <text:p>3.4420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regression of left_eye_center_x</text:p>
          </table:table-cell>
          <table:table-cell table:number-columns-repeated="5"/>
          <table:table-cell table:style-name="ce2"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,038.71</text:p>
          </table:table-cell>
          <table:table-cell/>
          <table:table-cell office:value-type="string">
            <text:p>max.R.sq.OOB:glb_sel_mdl</text:p>
          </table:table-cell>
          <table:table-cell table:style-name="ce28" office:value-type="float" office:value="0.003172451">
            <text:p>0.0032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 office:value-type="string">
            <text:p>All other detections default to mean in trn</text:p>
          </table:table-cell>
          <table:table-cell table:number-columns-repeated="5"/>
          <table:table-cell table:style-name="ce2"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003162455">
            <text:p>0.0032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5"/>
          <table:table-cell table:style-name="ce2" office:value-type="float" office:value="1">
            <text:p>1</text:p>
          </table:table-cell>
          <table:table-cell office:value-type="float" office:value="1685.02074">
            <text:p>1,685.02</text:p>
          </table:table-cell>
          <table:table-cell office:value-type="float" office:value="5817.5716">
            <text:p>5,817.57</text:p>
          </table:table-cell>
          <table:table-cell table:number-columns-repeated="2"/>
          <table:table-cell table:style-name="ce11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9">
            <text:p>9</text:p>
          </table:table-cell>
          <table:table-cell office:value-type="float" office:value="195.59648">
            <text:p>195.60</text:p>
          </table:table-cell>
          <table:table-cell office:value-type="float" office:value="715.2853">
            <text:p>715.29</text:p>
          </table:table-cell>
          <table:table-cell/>
          <table:table-cell office:value-type="string">
            <text:p>cluster_entropy</text:p>
          </table:table-cell>
          <table:table-cell table:style-name="ce19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2"/>
          <table:table-cell table:style-name="ce1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/>
          <table:table-cell table:style-name="ce21" office:value-type="string">
            <text:p><text:span text:style-name="T1">import.data</text:span><text:span text:style-name="T2">(Console)</text:span></text:p>
          </table:table-cell>
          <table:table-cell table:style-name="ce6" office:value-type="float" office:value="52.801">
            <text:p>52.8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,086.57</text:p>
          </table:table-cell>
          <table:table-cell/>
          <table:table-cell table:style-name="ce6" office:value-type="string">
            <text:p>extract.features_bind.DXM</text:p>
          </table:table-cell>
          <table:table-cell table:style-name="ce6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5"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107">
            <text:p>107</text:p>
          </table:table-cell>
          <table:table-cell table:style-name="ce18" office:value-type="string">
            <text:p>N/A</text:p>
          </table:table-cell>
          <table:table-cell/>
          <table:table-cell table:style-name="ce24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4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8]/[.B$18]" office:value-type="percentage" office:value="1">
            <text:p>100.00%</text:p>
          </table:table-cell>
          <table:table-cell table:style-name="ce4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4"/>
          <table:table-cell table:number-columns-repeated="3"/>
          <table:table-cell table:style-name="ce16" office:value-type="string">
            <text:p>Total</text:p>
          </table:table-cell>
          <table:table-cell table:style-name="ce17" table:formula="of:=SUM([.K38:.K50])" office:value-type="float" office:value="4361.39876">
            <text:p>4,361.40</text:p>
          </table:table-cell>
          <table:table-cell table:style-name="ce17" table:formula="of:=SUM([.L38:.L50])" office:value-type="float" office:value="14801.7578">
            <text:p>14,801.7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1048523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metrics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19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1/12/2016</text:date>, <text:time>19:4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3_Classic_Edition$Unix OpenOffice.org_project/Patch 0</meta:generator>
    <dc:date>2016-01-12T19:42:02</dc:date>
    <dc:creator>Balaji Iyengar</dc:creator>
    <meta:editing-duration>PT1781H09M53S</meta:editing-duration>
    <meta:editing-cycles>505</meta:editing-cycles>
    <meta:document-statistic meta:table-count="4" meta:cell-count="592" meta:object-count="0"/>
    <meta:user-defined meta:name=""/>
  </office:meta>
</office:document-meta>
</file>